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5-11-1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5-09-24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5-08-26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5-07-28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5-06-2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5-05-2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5-04-29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5-03-13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5-02-26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5-01-2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4-12-1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4-11-1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4-10-2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4-09-20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4-08-2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4-07-2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4-06-24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4-05-3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4-04-23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4-03-2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4-02-2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4-01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3-12-2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3-11-2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3-10-30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3-09-27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3-08-2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3-08-21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3-07-24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3-06-2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3-05-22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3-04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3-03-29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3-02-24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3-01-24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2-12-28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2-11-2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2-10-26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2-09-27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2-08-30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2-07-2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2-06-2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2-05-2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2-04-25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2-03-2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2-02-2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2-01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1-12-2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1-11-22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1-10-27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1-09-27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1-08-3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1-07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1-06-28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1-05-2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1-04-27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1-03-2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1-02-23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1-01-2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0-12-21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0-11-23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0-10-2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0-09-22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0-08-2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0-07-2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0-06-2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0-05-26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0-04-27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0-03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0-02-24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20-01-27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9-12-23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9-11-2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9-10-2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9-09-23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9-08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9-07-3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9-06-25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9-05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9-04-24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9-03-26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9-02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9-01-2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8-11-2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8-10-25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8-09-27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8-08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8-07-3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8-06-2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8-05-24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8-04-19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8-03-26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8-02-26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8-01-2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7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7-11-2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7-10-26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7-09-25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7-08-2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7-07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7-06-2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7-05-30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7-04-2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7-03-29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7-02-28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7-01-2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6-12-2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6-11-2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6-10-2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6-09-22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6-08-23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6-07-2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6-06-27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6-05-25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6-04-26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6-03-24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6-02-29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6-01-2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5-12-2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5-11-2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5-10-2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5-08-26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5-07-30 1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5-06-24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5-05-28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5-04-30 1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5-03-2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5-02-2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5-01-29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4-12-22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4-11-23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4-10-30 1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4-09-2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4-08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4-07-31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4-06-2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4-05-28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4-04-29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4-03-2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4-02-2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4-01-2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3-12-2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3-11-26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3-10-2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3-09-2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3-08-2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3-08-1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3-08-18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3-07-2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3-06-2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3-05-3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3-04-1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3-03-2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3-02-27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3-01-3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2-12-2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2-12-0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2-11-0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2-09-14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2-08-29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2-07-27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2-07-0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2-06-2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2-06-1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2-05-3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2-04-27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2-03-2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2-02-27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2-01-30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1-12-29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1-11-22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1-10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1-09-29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1-08-3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1-07-2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1-06-2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1-05-25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1-04-2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1-03-2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1-02-24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1-01-3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0-12-2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0-11-24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0-10-28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0-10-0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0-08-2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0-06-28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0-05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0-04-30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0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1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8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8-06-1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8-05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8-03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8-02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7-10-3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7-09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7-08-27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7-07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7-06-2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7-05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7-04-2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200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25075565002</text:p>
          </table:table-cell>
          <table:table-cell office:value-type="string" calcext:value-type="string">
            <text:p>DO Cf <text:s/>36</text:p>
          </table:table-cell>
          <table:table-cell office:value-type="string" calcext:value-type="string">
            <text:p>198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04" meta:object-count="0"/>
    <meta:user-defined meta:name="AppVersion">3.0</meta:user-defined>
  </office:meta>
</office:document-meta>
</file>